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7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626cm" svg:y="2.3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184cm" svg:y1="1.997cm" svg:x2="4.1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5.503cm" svg:y1="3.69cm" svg:x2="6.248cm" svg:y2="3.69cm">
          <text:p/>
        </draw:line>
        <draw:line draw:style-name="gr10" draw:text-style-name="P1" draw:layer="layout" svg:x1="8.484cm" svg:y1="3.69cm" svg:x2="9.365cm" svg:y2="3.69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542cm" svg:y="3.252cm">
          <draw:text-box>
            <text:p>dp10</text:p>
          </draw:text-box>
        </draw:frame>
        <draw:frame draw:style-name="gr11" draw:text-style-name="P2" draw:layer="layout" svg:width="1.556cm" svg:height="0.962cm" svg:x="6.694cm" svg:y="3.2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674cm" svg:y="0.135cm">
          <draw:text-box>
            <text:p>dp4</text:p>
          </draw:text-box>
        </draw:frame>
        <draw:frame draw:style-name="gr11" draw:text-style-name="P2" draw:layer="layout" svg:width="1.556cm" svg:height="0.962cm" svg:x="6.5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5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642cm" svg:y="3.213cm">
          <draw:text-box>
            <text:p>dp12</text:p>
          </draw:text-box>
        </draw:frame>
        <draw:frame draw:style-name="gr13" draw:text-style-name="P2" draw:layer="layout" svg:width="1.861cm" svg:height="0.962cm" svg:x="12.594cm" svg:y="3.238cm">
          <draw:text-box>
            <text:p>dp11</text:p>
          </draw:text-box>
        </draw:frame>
        <draw:frame draw:style-name="gr11" draw:text-style-name="P2" draw:layer="layout" svg:width="1.556cm" svg:height="0.962cm" svg:x="15.774cm" svg:y="0.096cm">
          <draw:text-box>
            <text:p>dp6</text:p>
          </draw:text-box>
        </draw:frame>
        <draw:frame draw:style-name="gr11" draw:text-style-name="P2" draw:layer="layout" svg:width="1.556cm" svg:height="0.962cm" svg:x="12.6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14" draw:text-style-name="P1" draw:layer="layout" svg:width="0.9cm" svg:height="0.809cm" svg:x="8.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4.9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2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5.045cm" svg:y="4.4cm">
          <draw:text-box>
            <text:p>MS</text:p>
          </draw:text-box>
        </draw:frame>
        <draw:frame draw:style-name="gr18" draw:text-style-name="P2" draw:layer="layout" svg:width="1.383cm" svg:height="0.962cm" svg:x="8.017cm" svg:y="4.4cm">
          <draw:text-box>
            <text:p>ML</text:p>
          </draw:text-box>
        </draw:frame>
        <draw:frame draw:style-name="gr19" draw:text-style-name="P2" draw:layer="layout" svg:width="1.488cm" svg:height="0.962cm" svg:x="11.4cm" svg:y="4.338cm">
          <draw:text-box>
            <text:p>MH</text:p>
          </draw:text-box>
        </draw:frame>
        <draw:frame draw:style-name="gr20" draw:text-style-name="P2" draw:layer="layout" svg:width="1.416cm" svg:height="0.962cm" svg:x="14.784cm" svg:y="4.338cm">
          <draw:text-box>
            <text:p>U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17:40:41.145115028</dc:date>
    <meta:editing-duration>P6DT2H40M2S</meta:editing-duration>
    <meta:editing-cycles>31</meta:editing-cycles>
    <meta:generator>LibreOffice/6.0.7.3$Linux_X86_64 LibreOffice_project/00m0$Build-3</meta:generator>
    <meta:document-statistic meta:object-count="88"/>
  </office:meta>
</office:document-meta>
</file>